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ifan wang</meta:initial-creator>
    <meta:creation-date>2019-10-08T10:24:29.13</meta:creation-date>
    <dc:date>2019-10-10T11:09:16.14</dc:date>
    <dc:creator>jifan wang</dc:creator>
    <meta:editing-duration>PT33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1" meta:word-count="2" meta:character-count="11"/>
  </office:meta>
</office:document-meta>
</file>